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apSamplerGui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apSampler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apSamplerGui.configure( Test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oapSamplerGui.modifyTestElement( TestElement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oapSamplerGui.SoapSample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SamplerGui.actionPerformed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Sampler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SamplerGui.getPreferred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Sampler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3">
            <text:p text:style-name="Table_20_Contents">4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